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1" style:family="table">
      <style:table-properties style:width="17.403cm" fo:break-before="page" table:align="margins"/>
    </style:style>
    <style:style style:name="Table1.A" style:family="table-column">
      <style:table-column-properties style:column-width="1.625cm" style:rel-column-width="6119*"/>
    </style:style>
    <style:style style:name="Table1.B" style:family="table-column">
      <style:table-column-properties style:column-width="4.47cm" style:rel-column-width="16829*"/>
    </style:style>
    <style:style style:name="Table1.C" style:family="table-column">
      <style:table-column-properties style:column-width="4.129cm" style:rel-column-width="15550*"/>
    </style:style>
    <style:style style:name="Table1.D" style:family="table-column">
      <style:table-column-properties style:column-width="3.418cm" style:rel-column-width="12871*"/>
    </style:style>
    <style:style style:name="Table1.E" style:family="table-column">
      <style:table-column-properties style:column-width="3.762cm" style:rel-column-width="141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fo:break-before="column" table:align="margins"/>
    </style:style>
    <style:style style:name="Table2.A" style:family="table-column">
      <style:table-column-properties style:column-width="0.642cm" style:rel-column-width="1637*"/>
    </style:style>
    <style:style style:name="Table2.B" style:family="table-column">
      <style:table-column-properties style:column-width="14.259cm" style:rel-column-width="36361*"/>
    </style:style>
    <style:style style:name="Table2.C" style:family="table-column">
      <style:table-column-properties style:column-width="10.799cm" style:rel-column-width="27537*"/>
    </style:style>
    <style:style style:name="Table2.1" style:family="table-row">
      <style:table-row-properties style:min-row-height="0.58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loext:writing-mode="bt-lr"/>
    </style:style>
    <style:style style:name="Table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2" style:family="table-row">
      <style:table-row-properties style:min-row-height="2.589cm"/>
    </style:style>
    <style:style style:name="Table2.A2" style:family="table-cell">
      <style:table-cell-properties fo:padding="0.097cm" fo:border-left="0.5pt solid #000000" fo:border-right="none" fo:border-top="none" fo:border-bottom="0.5pt solid #000000" loext:writing-mode="bt-lr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2.401cm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0.5pt solid #000000" fo:border-top="none" fo:border-bottom="0.5pt solid #000000"/>
    </style:style>
    <style:style style:name="Table2.4" style:family="table-row">
      <style:table-row-properties style:min-row-height="2.002cm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language="fr" fo:country="FR" officeooo:rsid="0032e547" officeooo:paragraph-rsid="0032e547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rsid="0032e547" officeooo:paragraph-rsid="0032e54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3a20e8" officeooo:paragraph-rsid="003a20e8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3a20e8" officeooo:paragraph-rsid="00405ed1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3ea350" officeooo:paragraph-rsid="003ea350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405ed1" officeooo:paragraph-rsid="00405ed1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481e0c" officeooo:paragraph-rsid="00481e0c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48d7e8" officeooo:paragraph-rsid="0048d7e8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4ca137" officeooo:paragraph-rsid="0048d7e8"/>
    </style:style>
    <style:style style:name="P10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34c17" officeooo:paragraph-rsid="00634c1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83c07" officeooo:paragraph-rsid="00683c0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1c0a8" officeooo:paragraph-rsid="006a9d5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4d6234" officeooo:paragraph-rsid="004d6234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61c0a8" officeooo:paragraph-rsid="0061c0a8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634c17" officeooo:paragraph-rsid="00647cb3"/>
    </style:style>
    <style:style style:name="P16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7ab9e2" officeooo:paragraph-rsid="007ab9e2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8584bd" officeooo:paragraph-rsid="008584bd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870d49" officeooo:paragraph-rsid="00870d49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fo:font-weight="bold" officeooo:rsid="006a30a8" officeooo:paragraph-rsid="006a30a8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405ed1" officeooo:paragraph-rsid="00405ed1"/>
    </style:style>
    <style:style style:name="P22" style:family="paragraph" style:parent-style-name="Standard">
      <style:paragraph-properties fo:text-align="start" style:justify-single-word="false"/>
      <style:text-properties officeooo:rsid="003a20e8" officeooo:paragraph-rsid="00481e0c"/>
    </style:style>
    <style:style style:name="P23" style:family="paragraph" style:parent-style-name="Standard">
      <style:paragraph-properties fo:text-align="start" style:justify-single-word="false"/>
      <style:text-properties officeooo:rsid="003a20e8" officeooo:paragraph-rsid="00405ed1"/>
    </style:style>
    <style:style style:name="P24" style:family="paragraph" style:parent-style-name="Standard">
      <style:paragraph-properties fo:text-align="start" style:justify-single-word="false"/>
      <style:text-properties officeooo:rsid="00481e0c" officeooo:paragraph-rsid="0048d7e8"/>
    </style:style>
    <style:style style:name="P25" style:family="paragraph" style:parent-style-name="Standard">
      <style:paragraph-properties fo:text-align="start" style:justify-single-word="false"/>
      <style:text-properties officeooo:rsid="0048d7e8" officeooo:paragraph-rsid="0048d7e8"/>
    </style:style>
    <style:style style:name="P26" style:family="paragraph" style:parent-style-name="Standard">
      <style:paragraph-properties fo:text-align="center" style:justify-single-word="false"/>
      <style:text-properties officeooo:paragraph-rsid="006a9d59"/>
    </style:style>
    <style:style style:name="P27" style:family="paragraph" style:parent-style-name="Standard">
      <style:paragraph-properties fo:text-align="start" style:justify-single-word="false"/>
      <style:text-properties officeooo:paragraph-rsid="006a9d59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7ef575"/>
    </style:style>
    <style:style style:name="P30" style:family="paragraph" style:parent-style-name="Table_20_Contents">
      <style:paragraph-properties fo:text-align="start" style:justify-single-word="false"/>
      <style:text-properties officeooo:paragraph-rsid="00838b1d"/>
    </style:style>
    <style:style style:name="P31" style:family="paragraph" style:parent-style-name="Table_20_Contents">
      <style:paragraph-properties fo:text-align="start" style:justify-single-word="false"/>
      <style:text-properties officeooo:rsid="004d6234" officeooo:paragraph-rsid="004d6234"/>
    </style:style>
    <style:style style:name="P32" style:family="paragraph" style:parent-style-name="Table_20_Contents">
      <style:paragraph-properties fo:text-align="start" style:justify-single-word="false"/>
      <style:text-properties officeooo:rsid="004e5eed" officeooo:paragraph-rsid="004e5eed"/>
    </style:style>
    <style:style style:name="P33" style:family="paragraph" style:parent-style-name="Table_20_Contents">
      <style:paragraph-properties fo:text-align="start" style:justify-single-word="false"/>
      <style:text-properties officeooo:rsid="004e93a3" officeooo:paragraph-rsid="004e93a3"/>
    </style:style>
    <style:style style:name="P34" style:family="paragraph" style:parent-style-name="Table_20_Contents">
      <style:paragraph-properties fo:text-align="start" style:justify-single-word="false"/>
      <style:text-properties officeooo:rsid="00503c82" officeooo:paragraph-rsid="00503c82"/>
    </style:style>
    <style:style style:name="P35" style:family="paragraph" style:parent-style-name="Table_20_Contents">
      <style:paragraph-properties fo:text-align="center" style:justify-single-word="false"/>
      <style:text-properties officeooo:rsid="007ab9e2" officeooo:paragraph-rsid="007ab9e2"/>
    </style:style>
    <style:style style:name="P36" style:family="paragraph" style:parent-style-name="Table_20_Contents">
      <style:paragraph-properties fo:text-align="center" style:justify-single-word="false"/>
      <style:text-properties officeooo:rsid="007f0a91" officeooo:paragraph-rsid="007f0a91"/>
    </style:style>
    <style:style style:name="P37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2e547"/>
    </style:style>
    <style:style style:name="P38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3cbe0"/>
    </style:style>
    <style:style style:name="P39" style:family="paragraph" style:parent-style-name="Standard" style:list-style-name="L1">
      <style:paragraph-properties fo:text-align="start" style:justify-single-word="false"/>
      <style:text-properties fo:language="fr" fo:country="FR" officeooo:rsid="003479ea" officeooo:paragraph-rsid="003479ea"/>
    </style:style>
    <style:style style:name="P40" style:family="paragraph" style:parent-style-name="Standard" style:list-style-name="L1">
      <style:paragraph-properties fo:text-align="start" style:justify-single-word="false"/>
      <style:text-properties fo:language="fr" fo:country="FR" officeooo:rsid="0033cbe0" officeooo:paragraph-rsid="0035c710"/>
    </style:style>
    <style:style style:name="P41" style:family="paragraph" style:parent-style-name="Standard" style:list-style-name="L1">
      <style:paragraph-properties fo:text-align="start" style:justify-single-word="false"/>
      <style:text-properties fo:language="fr" fo:country="FR" officeooo:rsid="0035c710" officeooo:paragraph-rsid="0035c710"/>
    </style:style>
    <style:style style:name="P42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32232" officeooo:paragraph-rsid="0046695d" style:font-weight-asian="bold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4ed69" officeooo:paragraph-rsid="0046695d" style:font-weight-asian="bold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language="fr" fo:country="FR" style:text-underline-style="none" fo:font-weight="normal" officeooo:rsid="0044ed69" officeooo:paragraph-rsid="0046695d" style:font-weight-asian="normal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83c07" officeooo:paragraph-rsid="00683c07"/>
    </style:style>
    <style:style style:name="P46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90a10" officeooo:paragraph-rsid="00690a10"/>
    </style:style>
    <style:style style:name="P47" style:family="paragraph" style:parent-style-name="Standard" style:list-style-name="L5">
      <style:paragraph-properties fo:text-align="start" style:justify-single-word="false"/>
      <style:text-properties fo:language="fr" fo:country="FR" style:text-underline-style="none" officeooo:rsid="006a30a8" officeooo:paragraph-rsid="006a30a8"/>
    </style:style>
    <style:style style:name="P48" style:family="paragraph" style:parent-style-name="Standard" style:list-style-name="L1">
      <style:paragraph-properties fo:text-align="start" style:justify-single-word="false"/>
      <style:text-properties fo:language="fr" fo:country="FR" officeooo:rsid="003834a8" officeooo:paragraph-rsid="003834a8"/>
    </style:style>
    <style:style style:name="P49" style:family="paragraph" style:parent-style-name="Standard" style:list-style-name="L1">
      <style:paragraph-properties fo:text-align="start" style:justify-single-word="false"/>
      <style:text-properties fo:language="fr" fo:country="FR" officeooo:rsid="003d0d29" officeooo:paragraph-rsid="003d0d29"/>
    </style:style>
    <style:style style:name="P50" style:family="paragraph" style:parent-style-name="Standard" style:list-style-name="L1">
      <style:paragraph-properties fo:text-align="start" style:justify-single-word="false"/>
      <style:text-properties fo:language="fr" fo:country="FR" officeooo:rsid="003a20e8" officeooo:paragraph-rsid="003a20e8"/>
    </style:style>
    <style:style style:name="P51" style:family="paragraph" style:parent-style-name="Standard" style:list-style-name="L1">
      <style:paragraph-properties fo:text-align="start" style:justify-single-word="false"/>
      <style:text-properties fo:language="fr" fo:country="FR" officeooo:rsid="003ea350" officeooo:paragraph-rsid="003ea350"/>
    </style:style>
    <style:style style:name="P52" style:family="paragraph" style:parent-style-name="Standard" style:list-style-name="L2">
      <style:paragraph-properties fo:text-align="start" style:justify-single-word="false"/>
      <style:text-properties fo:language="fr" fo:country="FR" officeooo:rsid="0061c0a8" officeooo:paragraph-rsid="0061c0a8"/>
    </style:style>
    <style:style style:name="P53" style:family="paragraph" style:parent-style-name="Standard" style:list-style-name="L3">
      <style:paragraph-properties fo:text-align="start" style:justify-single-word="false"/>
      <style:text-properties fo:language="fr" fo:country="FR" officeooo:rsid="0061c0a8" officeooo:paragraph-rsid="006a9d59"/>
    </style:style>
    <style:style style:name="P54" style:family="paragraph" style:parent-style-name="Standard" style:list-style-name="L3">
      <style:paragraph-properties fo:text-align="start" style:justify-single-word="false"/>
      <style:text-properties fo:language="fr" fo:country="FR" officeooo:rsid="00665276" officeooo:paragraph-rsid="00665276"/>
    </style:style>
    <style:style style:name="P55" style:family="paragraph" style:parent-style-name="Standard" style:list-style-name="L4">
      <style:paragraph-properties fo:text-align="start" style:justify-single-word="false"/>
      <style:text-properties fo:language="fr" fo:country="FR" officeooo:rsid="00634c17" officeooo:paragraph-rsid="00634c17"/>
    </style:style>
    <style:style style:name="P56" style:family="paragraph" style:parent-style-name="Standard" style:list-style-name="L4">
      <style:paragraph-properties fo:text-align="start" style:justify-single-word="false"/>
      <style:text-properties fo:language="fr" fo:country="FR" officeooo:rsid="00634c17" officeooo:paragraph-rsid="00647cb3"/>
    </style:style>
    <style:style style:name="P57" style:family="paragraph" style:parent-style-name="Standard" style:list-style-name="L4">
      <style:paragraph-properties fo:text-align="start" style:justify-single-word="false"/>
      <style:text-properties fo:language="fr" fo:country="FR" officeooo:rsid="00647cb3" officeooo:paragraph-rsid="00647cb3"/>
    </style:style>
    <style:style style:name="P58" style:family="paragraph" style:parent-style-name="Standard" style:list-style-name="L5">
      <style:paragraph-properties fo:text-align="start" style:justify-single-word="false"/>
      <style:text-properties fo:language="fr" fo:country="FR" fo:font-style="normal" style:text-underline-style="none" officeooo:rsid="00690a10" officeooo:paragraph-rsid="00690a10" style:font-style-asian="normal" style:font-style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61" style:family="paragraph" style:parent-style-name="Standard" style:master-page-name="Landscape">
      <style:paragraph-properties fo:text-align="start" style:justify-single-word="false" style:page-number="auto"/>
      <style:text-properties fo:language="fr" fo:country="FR" fo:font-style="normal" style:text-underline-style="none" officeooo:rsid="007ab9e2" officeooo:paragraph-rsid="007ab9e2" style:font-style-asian="normal" style:font-style-complex="normal"/>
    </style:style>
    <style:style style:name="P62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7ab9e2" officeooo:paragraph-rsid="006a30a8" style:font-style-asian="normal" style:font-style-complex="normal"/>
    </style:style>
    <style:style style:name="P63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89869f" officeooo:paragraph-rsid="0089869f" style:font-style-asian="normal" style:font-style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officeooo:paragraph-rsid="006a9d59"/>
    </style:style>
    <style:style style:name="P65" style:family="paragraph" style:parent-style-name="Standard" style:list-style-name="L3">
      <style:paragraph-properties fo:text-align="start" style:justify-single-word="false"/>
      <style:text-properties officeooo:paragraph-rsid="00665276"/>
    </style:style>
    <style:style style:name="P66" style:family="paragraph" style:parent-style-name="Standard" style:list-style-name="L4">
      <style:paragraph-properties fo:text-align="start" style:justify-single-word="false"/>
      <style:text-properties officeooo:paragraph-rsid="00634c17"/>
    </style:style>
    <style:style style:name="P67" style:family="paragraph" style:parent-style-name="Standard" style:list-style-name="L4">
      <style:paragraph-properties fo:text-align="start" style:justify-single-word="false"/>
      <style:text-properties officeooo:paragraph-rsid="00647cb3"/>
    </style:style>
    <style:style style:name="P68" style:family="paragraph" style:parent-style-name="Standard" style:list-style-name="L4">
      <style:paragraph-properties fo:text-align="start" style:justify-single-word="false"/>
      <style:text-properties officeooo:paragraph-rsid="006a9d59"/>
    </style:style>
    <style:style style:name="P69" style:family="paragraph" style:parent-style-name="Table_20_Contents">
      <style:paragraph-properties fo:text-align="start" style:justify-single-word="false"/>
      <style:text-properties officeooo:paragraph-rsid="007db231"/>
    </style:style>
    <style:style style:name="P70" style:family="paragraph" style:parent-style-name="Table_20_Contents">
      <style:paragraph-properties fo:text-align="start" style:justify-single-word="false"/>
      <style:text-properties officeooo:paragraph-rsid="0089869f"/>
    </style:style>
    <style:style style:name="P71" style:family="paragraph" style:parent-style-name="Table_20_Contents">
      <style:paragraph-properties fo:text-align="start" style:justify-single-word="false"/>
      <style:text-properties officeooo:rsid="0089869f" officeooo:paragraph-rsid="0089869f"/>
    </style:style>
    <style:style style:name="T1" style:family="text">
      <style:text-properties officeooo:rsid="0033cbe0"/>
    </style:style>
    <style:style style:name="T2" style:family="text">
      <style:text-properties officeooo:rsid="0035c710"/>
    </style:style>
    <style:style style:name="T3" style:family="text">
      <style:text-properties officeooo:rsid="0037b4e6"/>
    </style:style>
    <style:style style:name="T4" style:family="text">
      <style:text-properties officeooo:rsid="003e2da0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71983" style:font-weight-asian="normal" style:font-weight-complex="normal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481e0c"/>
    </style:style>
    <style:style style:name="T9" style:family="text">
      <style:text-properties fo:language="fr" fo:country="FR" officeooo:rsid="0048d7e8"/>
    </style:style>
    <style:style style:name="T10" style:family="text">
      <style:text-properties fo:language="fr" fo:country="FR" officeooo:rsid="004a3db7"/>
    </style:style>
    <style:style style:name="T11" style:family="text">
      <style:text-properties fo:language="fr" fo:country="FR" officeooo:rsid="004ae7b3"/>
    </style:style>
    <style:style style:name="T12" style:family="text">
      <style:text-properties fo:language="fr" fo:country="FR" officeooo:rsid="004ca137"/>
    </style:style>
    <style:style style:name="T13" style:family="text">
      <style:text-properties fo:language="fr" fo:country="FR" officeooo:rsid="0061c0a8"/>
    </style:style>
    <style:style style:name="T14" style:family="text">
      <style:text-properties fo:language="fr" fo:country="FR" officeooo:rsid="00634c17"/>
    </style:style>
    <style:style style:name="T15" style:family="text">
      <style:text-properties fo:language="fr" fo:country="FR" officeooo:rsid="00647cb3"/>
    </style:style>
    <style:style style:name="T16" style:family="text">
      <style:text-properties fo:language="fr" fo:country="FR" officeooo:rsid="0064abd4"/>
    </style:style>
    <style:style style:name="T17" style:family="text">
      <style:text-properties fo:language="fr" fo:country="FR" fo:font-style="italic" officeooo:rsid="0064abd4" style:font-style-asian="italic" style:font-style-complex="italic"/>
    </style:style>
    <style:style style:name="T18" style:family="text">
      <style:text-properties fo:language="fr" fo:country="FR" fo:font-style="italic" officeooo:rsid="00647cb3" style:font-style-asian="italic" style:font-style-complex="italic"/>
    </style:style>
    <style:style style:name="T19" style:family="text">
      <style:text-properties fo:language="fr" fo:country="FR" fo:font-style="italic" officeooo:rsid="006698c8" style:font-style-asian="italic" style:font-style-complex="italic"/>
    </style:style>
    <style:style style:name="T20" style:family="text">
      <style:text-properties fo:language="fr" fo:country="FR" officeooo:rsid="003a20e8"/>
    </style:style>
    <style:style style:name="T21" style:family="text">
      <style:text-properties fo:language="fr" fo:country="FR" fo:font-style="normal" officeooo:rsid="006698c8" style:font-style-asian="normal" style:font-style-complex="normal"/>
    </style:style>
    <style:style style:name="T22" style:family="text">
      <style:text-properties fo:language="fr" fo:country="FR" fo:font-style="normal" style:text-underline-style="solid" style:text-underline-width="auto" style:text-underline-color="font-color" fo:font-weight="bold" officeooo:rsid="0061c0a8" style:font-style-asian="normal" style:font-weight-asian="bold" style:font-style-complex="normal" style:font-weight-complex="bold"/>
    </style:style>
    <style:style style:name="T23" style:family="text">
      <style:text-properties fo:language="fr" fo:country="FR" officeooo:rsid="006a9d59"/>
    </style:style>
    <style:style style:name="T24" style:family="text">
      <style:text-properties officeooo:rsid="005184f5"/>
    </style:style>
    <style:style style:name="T25" style:family="text">
      <style:text-properties fo:font-variant="normal" fo:text-transform="none" fo:color="#202122" loext:opacity="100%" fo:letter-spacing="normal" fo:language="fr" fo:country="FR" officeooo:rsid="0061c0a8" style:font-name-asian="sans-serif" style:font-size-asian="10.5pt" style:font-style-asian="normal" style:font-weight-asian="normal"/>
    </style:style>
    <style:style style:name="T26" style:family="text">
      <style:text-properties fo:font-variant="normal" fo:text-transform="none" fo:color="#202122" loext:opacity="100%" fo:letter-spacing="normal" fo:language="fr" fo:country="FR" officeooo:rsid="006bb8e3" style:font-name-asian="sans-serif" style:font-size-asian="10.5pt" style:font-style-asian="normal" style:font-weight-asian="normal"/>
    </style:style>
    <style:style style:name="T27" style:family="text">
      <style:text-properties officeooo:rsid="003a20e8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690a10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690a10" style:font-style-asian="normal" style:font-style-complex="normal"/>
    </style:style>
    <style:style style:name="T32" style:family="text">
      <style:text-properties officeooo:rsid="00690a10"/>
    </style:style>
    <style:style style:name="T33" style:family="text">
      <style:text-properties officeooo:rsid="006a30a8"/>
    </style:style>
    <style:style style:name="T34" style:family="text">
      <style:text-properties officeooo:rsid="007ab9e2"/>
    </style:style>
    <style:style style:name="T35" style:family="text">
      <style:text-properties fo:font-weight="bold" officeooo:rsid="007bfd91" style:font-weight-asian="bold" style:font-weight-complex="bold"/>
    </style:style>
    <style:style style:name="T36" style:family="text">
      <style:text-properties fo:font-weight="bold" officeooo:rsid="007f0a91" style:font-weight-asian="bold" style:font-weight-complex="bold"/>
    </style:style>
    <style:style style:name="T37" style:family="text">
      <style:text-properties fo:font-weight="bold" officeooo:rsid="007bfd91" fo:background-color="transparent" loext:char-shading-value="0" style:font-weight-asian="bold" style:font-weight-complex="bold"/>
    </style:style>
    <style:style style:name="T38" style:family="text">
      <style:text-properties fo:font-weight="bold" officeooo:rsid="007f0a91" fo:background-color="transparent" loext:char-shading-value="0" style:font-weight-asian="bold" style:font-weight-complex="bold"/>
    </style:style>
    <style:style style:name="T39" style:family="text">
      <style:text-properties fo:font-weight="bold" officeooo:rsid="0080a66c" fo:background-color="transparent" loext:char-shading-value="0" style:font-weight-asian="bold" style:font-weight-complex="bold"/>
    </style:style>
    <style:style style:name="T40" style:family="text">
      <style:text-properties fo:font-weight="normal" officeooo:rsid="0080a66c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838b1d" fo:background-color="transparent" loext:char-shading-value="0" style:font-weight-asian="normal" style:font-weight-complex="normal"/>
    </style:style>
    <style:style style:name="T42" style:family="text">
      <style:text-properties officeooo:rsid="007f0a91"/>
    </style:style>
    <style:style style:name="T43" style:family="text">
      <style:text-properties officeooo:rsid="00870d49"/>
    </style:style>
    <style:style style:name="T44" style:family="text">
      <style:text-properties officeooo:rsid="008986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E</text:p>
      <text:p text:style-name="P1"/>
      <text:p text:style-name="P1">Thème : Sokoban</text:p>
      <text:p text:style-name="P1"/>
      <text:list xml:id="list3236572705" text:style-name="L1">
        <text:list-item>
          <text:p text:style-name="P37">D<text:span text:style-name="T2">onner d</text:span>escription du jeu</text:p>
        </text:list-item>
        <text:list-item>
          <text:p text:style-name="P37">Lien thème ville : </text:p>
          <text:list>
            <text:list-item>
              <text:p text:style-name="P39">trouver un lien avec un problème concret</text:p>
            </text:list-item>
            <text:list-item>
              <text:p text:style-name="P37">gestion d<text:span text:style-name="T1">e caisses dans un e</text:span>ntrepôts (ex. Amazon)</text:p>
            </text:list-item>
            <text:list-item>
              <text:p text:style-name="P38">ou plutôt <text:span text:style-name="T1">la distribution de colis dans une ville (la poste, deliveroo, etc.)</text:span></text:p>
              <text:list>
                <text:list-item>
                  <text:p text:style-name="P40">étant donné un quartier, trouver la meilleure façon de distribuer qqc disposé à certains endroit pour les acheminer à d’autres endroits (trouver quoi)</text:p>
                </text:list-item>
                <text:list-item>
                  <text:p text:style-name="P40"><text:s/>caisses = choses à distribuer</text:p>
                </text:list-item>
                <text:list-item>
                  <text:p text:style-name="P41">objectifs = points d’acheminements</text:p>
                </text:list-item>
                <text:list-item>
                  <text:p text:style-name="P41">murs / labyrinthe = quartier, disposition des rues / maisons etc.</text:p>
                </text:list-item>
              </text:list>
            </text:list-item>
            <text:list-item>
              <text:p text:style-name="P42">situation 1 :<text:span text:style-name="T5"> </text:span></text:p>
              <text:list>
                <text:list-item>
                  <text:p text:style-name="P44">Personnage : livreur</text:p>
                </text:list-item>
                <text:list-item>
                  <text:p text:style-name="P44">Caisses : colis à livrer</text:p>
                </text:list-item>
                <text:list-item>
                  <text:p text:style-name="P44">Objectifs : destination des colis</text:p>
                </text:list-item>
                <text:list-item>
                  <text:p text:style-name="P43"><text:span text:style-name="T5">But : le livreur doit transporter les colis de leur lieu initial (entrepôt, relais…) à leur destination (maison, autre entrepôt…) : </text:span><text:span text:style-name="T6">est-ce possible ? si oui, meilleur chemin ?</text:span></text:p>
                </text:list-item>
              </text:list>
            </text:list-item>
          </text:list>
        </text:list-item>
        <text:list-item>
          <text:p text:style-name="P41">Question, problématique :</text:p>
          <text:list>
            <text:list-item>
              <text:p text:style-name="P41">Comment résoudre un Sokoban</text:p>
              <text:list>
                <text:list-item>
                  <text:p text:style-name="P41">à tous les coups ?</text:p>
                </text:list-item>
                <text:list-item>
                  <text:p text:style-name="P41"><text:span text:style-name="T3">o</text:span>ptimalement ?</text:p>
                </text:list-item>
                <text:list-item>
                  <text:p text:style-name="P41">en temps / espace raisonnable ?</text:p>
                </text:list-item>
              </text:list>
            </text:list-item>
            <text:list-item>
              <text:p text:style-name="P48">Dans quel cas appliquer les stratégies de résolution de ce jeu abstrait à un problème concret ?</text:p>
            </text:list-item>
            <text:list-item>
              <text:p text:style-name="P49"><text:span text:style-name="T4">o</text:span>u juste vérifier que le sokoban est solvable</text:p>
            </text:list-item>
          </text:list>
        </text:list-item>
        <text:list-item>
          <text:p text:style-name="P50">Ressources :</text:p>
          <text:list>
            <text:list-item>
              <text:p text:style-name="P50"><text:a xlink:type="simple" xlink:href="https://www.sokoban-online.de/" text:style-name="Internet_20_link" text:visited-style-name="Visited_20_Internet_20_Link">https://www.sokoban-online.de/</text:a></text:p>
            </text:list-item>
            <text:list-item>
              <text:p text:style-name="P50"><text:a xlink:type="simple" xlink:href="http://sokobano.de/wiki/index.php?title=Main_Page" text:style-name="Internet_20_link" text:visited-style-name="Visited_20_Internet_20_Link">http://sokobano.de/wiki/index.php?title=Main_Page</text:a></text:p>
            </text:list-item>
            <text:list-item>
              <text:p text:style-name="P50"><text:a xlink:type="simple" xlink:href="https://sokoban.info/" text:style-name="Internet_20_link" text:visited-style-name="Visited_20_Internet_20_Link">https://sokoban.info/</text:a></text:p>
            </text:list-item>
            <text:list-item>
              <text:p text:style-name="P50"><text:a xlink:type="simple" xlink:href="https://festival-solver.site/" text:style-name="Internet_20_link" text:visited-style-name="Visited_20_Internet_20_Link">https://festival-solver.site/</text:a></text:p>
            </text:list-item>
            <text:list-item>
              <text:p text:style-name="P50"><text:a xlink:type="simple" xlink:href="https://computerpuzzle.net/english/sokoban/ver731/index.html" text:style-name="Internet_20_link" text:visited-style-name="Visited_20_Internet_20_Link">https://computerpuzzle.net/english/sokoban/ver731/index.html</text:a></text:p>
            </text:list-item>
            <text:list-item>
              <text:p text:style-name="P50"><text:a xlink:type="simple" xlink:href="https://fr.wikipedia.org/wiki/Sokoban" text:style-name="Internet_20_link" text:visited-style-name="Visited_20_Internet_20_Link">https://fr.wikipedia.org/wiki/Sokoban</text:a></text:p>
            </text:list-item>
            <text:list-item>
              <text:p text:style-name="P50"><text:a xlink:type="simple" xlink:href="https://baldur.iti.kit.edu/groupeffort/files/sokobanPortfolio.pdf" text:style-name="Internet_20_link" text:visited-style-name="Visited_20_Internet_20_Link">https://baldur.iti.kit.edu/groupeffort/files/sokobanPortfolio.pdf</text:a></text:p>
            </text:list-item>
            <text:list-item>
              <text:p text:style-name="P50"><text:a xlink:type="simple" xlink:href="https://weetu.net/Timo-Virkkala-Solving-Sokoban-Masters-Thesis.pdf" text:style-name="Internet_20_link" text:visited-style-name="Visited_20_Internet_20_Link">https://weetu.net/Timo-Virkkala-Solving-Sokoban-Masters-Thesis.pdf</text:a></text:p>
            </text:list-item>
            <text:list-item>
              <text:p text:style-name="P50"><text:a xlink:type="simple" xlink:href="https://baldur.iti.kit.edu/theses/SokobanPortfolio.pdf" text:style-name="Internet_20_link" text:visited-style-name="Visited_20_Internet_20_Link">https://baldur.iti.kit.edu/theses/SokobanPortfolio.pdf</text:a></text:p>
            </text:list-item>
          </text:list>
        </text:list-item>
      </text:list>
      <text:p text:style-name="P3"/>
      <text:list xml:id="list170930328809092" text:continue-numbering="true" text:style-name="L1">
        <text:list-item>
          <text:p text:style-name="P51">Lire les ressources, débroussailler, se familiariser avec le pb</text:p>
        </text:list-item>
      </text:list>
      <text:p text:style-name="P5"/>
      <text:p text:style-name="P5"/>
      <text:p text:style-name="P5"/>
      <text:p text:style-name="P5"/>
      <text:p text:style-name="P6">IDA* → la recherche s’arrête à une certaine profondeur</text:p>
      <text:p text:style-name="P21"/>
      <text:p text:style-name="P21">https://www.jmdoudoux.fr/java/dej/chap-presentation.htm</text:p>
      <text:p text:style-name="P21"/>
      <text:p text:style-name="P21"/>
      <text:p text:style-name="P21"/>
      <text:p text:style-name="P23"><text:a xlink:type="simple" xlink:href="https://weetu.net/Timo-Virkkala-Solving-Sokoban-Masters-Thesis.pdf" text:style-name="Internet_20_link" text:visited-style-name="Visited_20_Internet_20_Link"><text:span text:style-name="T7"/></text:a></text:p>
      <text:p text:style-name="P4"/>
      <text:p text:style-name="P22"><text:a xlink:type="simple" xlink:href="https://weetu.net/Timo-Virkkala-Solving-Sokoban-Masters-Thesis.pdf" text:style-name="Internet_20_link" text:visited-style-name="Visited_20_Internet_20_Link"><text:soft-page-break/><text:span text:style-name="T8">https://weetu.net/Timo-Virkkala-Solving-Sokoban-Masters-Thesis.pdf</text:span></text:a></text:p>
      <text:p text:style-name="P7"/>
      <text:p text:style-name="P24"><text:span text:style-name="T7">- Paragraphe 4.2.3 : « </text:span><text:span text:style-name="T9">inertia » → déplacer en premier la dernière caisse déplacée</text:span></text:p>
      <text:p text:style-name="P8"/>
      <text:p text:style-name="P25"><text:span text:style-name="T8">- </text:span><text:span text:style-name="T7">Paragraphe 4.2.4 : Macro moves (tunnel macros, goal macro)</text:span></text:p>
      <text:p text:style-name="P25"><text:span text:style-name="T7">- </text:span><text:span text:style-name="T10">Paragraphe 4.3.1 : Dead positions → </text:span><text:span text:style-name="T11">si une caisse est sur une dead positions, elle ne pourra jamais aller dans une cible</text:span></text:p>
      <text:p text:style-name="P25"><text:span text:style-name="T7">- </text:span><text:span text:style-name="T12">Paragraphe 4.3.2 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1">Java</text:p>
          </table:table-cell>
          <table:table-cell table:style-name="Table1.A1" office:value-type="string">
            <text:p text:style-name="P31">C++</text:p>
          </table:table-cell>
          <table:table-cell table:style-name="Table1.A1" office:value-type="string">
            <text:p text:style-name="P31">C</text:p>
          </table:table-cell>
          <table:table-cell table:style-name="Table1.E1" office:value-type="string">
            <text:p text:style-name="P31">OCaml</text:p>
          </table:table-cell>
        </table:table-row>
        <table:table-row>
          <table:table-cell table:style-name="Table1.A2" office:value-type="string">
            <text:p text:style-name="P32">plus</text:p>
          </table:table-cell>
          <table:table-cell table:style-name="Table1.A2" office:value-type="string">
            <text:p text:style-name="P32">Objet</text:p>
            <text:p text:style-name="P32">librairie standard</text:p>
            <text:p text:style-name="P32">Rigueur</text:p>
            <text:p text:style-name="P33">Beaucoup de librairie</text:p>
          </table:table-cell>
          <table:table-cell table:style-name="Table1.A2" office:value-type="string">
            <text:p text:style-name="P32">Objet</text:p>
            <text:p text:style-name="P32">Rapidité</text:p>
            <text:p text:style-name="P33">Beaucoup de librairie</text:p>
          </table:table-cell>
          <table:table-cell table:style-name="Table1.A2" office:value-type="string">
            <text:p text:style-name="P32"/>
          </table:table-cell>
          <table:table-cell table:style-name="Table1.E2" office:value-type="string">
            <text:p text:style-name="P32">Rigueur</text:p>
          </table:table-cell>
        </table:table-row>
        <table:table-row>
          <table:table-cell table:style-name="Table1.A2" office:value-type="string">
            <text:p text:style-name="P32">moins</text:p>
          </table:table-cell>
          <table:table-cell table:style-name="Table1.A2" office:value-type="string">
            <text:p text:style-name="P32">Un peu lent</text:p>
            <text:p text:style-name="P32">verbeux</text:p>
            <text:p text:style-name="P34">A doit l’a<text:span text:style-name="T24">p</text:span>prendre</text:p>
          </table:table-cell>
          <table:table-cell table:style-name="Table1.A2" office:value-type="string">
            <text:p text:style-name="P32">NON librairie standard</text:p>
            <text:p text:style-name="P34">V doit l’apprendre</text:p>
          </table:table-cell>
          <table:table-cell table:style-name="Table1.A2" office:value-type="string">
            <text:p text:style-name="P32">NON objet</text:p>
            <text:p text:style-name="P32">NON librairie standard</text:p>
          </table:table-cell>
          <table:table-cell table:style-name="Table1.E2" office:value-type="string">
            <text:p text:style-name="P32">Objet mais bizarre</text:p>
            <text:p text:style-name="P32">Peu de ressources</text:p>
            <text:p text:style-name="P32">Pas intuitif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Séance du 11/05/2022</text:p>
      <text:p text:style-name="P14"/>
      <text:list text:style-name="L2">
        <text:list-item>
          <text:p text:style-name="P52">un thème précis</text:p>
        </text:list-item>
        <text:list-item>
          <text:p text:style-name="P52">une problématique</text:p>
        </text:list-item>
        <text:list-item>
          <text:p text:style-name="P52">quelques références bibliographiques pertinentes</text:p>
        </text:list-item>
        <text:list-item>
          <text:p text:style-name="P52">un plan d'attaque du problème précisant les différentes étapes à effectuer</text:p>
        </text:list-item>
        <text:list-item>
          <text:p text:style-name="P52">quel sera l'apport personnel : manip, programme, simulation, etc ?</text:p>
        </text:list-item>
      </text:list>
      <text:p text:style-name="P14"/>
      <text:p text:style-name="P26"><text:span text:style-name="T22">Thème :</text:span><text:span text:style-name="T13"> Le jeu du Sokoban (</text:span><text:span text:style-name="T25">倉庫番)</text:span><text:span text:style-name="T26"> </text:span><text:span text:style-name="T23">et sa résolution algorithmique</text:span></text:p>
      <text:p text:style-name="P27"/>
      <text:p text:style-name="P12">→ Problématique :</text:p>
      <text:list text:style-name="L3">
        <text:list-item>
          <text:p text:style-name="P53">Comment résoudre un Sokoban ?</text:p>
        </text:list-item>
        <text:list-item>
          <text:p text:style-name="P64"><text:span text:style-name="T15">Quelle démarche adopter pour détecter – </text:span><text:span text:style-name="T16">et éviter – <text:s/></text:span><text:span text:style-name="T15">les cas insolvables (</text:span><text:span text:style-name="T17">dead positions, </text:span><text:span text:style-name="T18">deadlocks</text:span><text:span text:style-name="T15">) ?</text:span></text:p>
        </text:list-item>
        <text:list-item>
          <text:p text:style-name="P65"><text:span text:style-name="T15">L’</text:span><text:span text:style-name="T16">objectif final serait</text:span><text:span text:style-name="T15"> d’implémenter </text:span><text:span text:style-name="T16">l’algorithme F.E.S.S., qui est actuellement le meilleur algorithme de résolution.</text:span><text:a xlink:type="simple" xlink:href="http://sokobano.de/wiki/index.php?title=Main_Page" text:style-name="Internet_20_link" text:visited-style-name="Visited_20_Internet_20_Link"><text:span text:style-name="T20">http://sokobano.de/wiki/index.php?title=Main_Page</text:span></text:a></text:p>
        </text:list-item>
        <text:list-item>
          <text:p text:style-name="P54">L’enjeu est donc de comprendre les mécanismes et les stratégies de résolution d’un Sokoban.</text:p>
        </text:list-item>
      </text:list>
      <text:p text:style-name="P14"/>
      <text:p text:style-name="P10">→ Références :</text:p>
      <text:list text:style-name="L4">
        <text:list-item>
          <text:p text:style-name="P55">Thèses :</text:p>
          <text:list>
            <text:list-item>
              <text:p text:style-name="P66"><text:a xlink:type="simple" xlink:href="https://weetu.net/Timo-Virkkala-Solving-Sokoban-Masters-Thesis.pdf" text:style-name="Internet_20_link" text:visited-style-name="Visited_20_Internet_20_Link"><text:span text:style-name="T20">https://weetu.net/Timo-Virkkala-Solving-Sokoban-Masters-Thesis.pdf</text:span></text:a></text:p>
            </text:list-item>
            <text:list-item>
              <text:p text:style-name="P56"><text:a xlink:type="simple" xlink:href="https://baldur.iti.kit.edu/groupeffort/files/sokobanPortfolio.pdf" text:style-name="Internet_20_link" text:visited-style-name="Visited_20_Internet_20_Link"><text:span text:style-name="T27">https://baldur.iti.kit.edu/groupeffort/files/sokobanPortfolio.pdf</text:span></text:a></text:p>
            </text:list-item>
            <text:list-item>
              <text:p text:style-name="P55"><text:a xlink:type="simple" xlink:href="https://baldur.iti.kit.edu/theses/SokobanPortfolio.pdf" text:style-name="Internet_20_link" text:visited-style-name="Visited_20_Internet_20_Link"><text:span text:style-name="T27">https://baldur.iti.kit.edu/theses/SokobanPortfolio.pdf</text:span></text:a></text:p>
            </text:list-item>
            <text:list-item>
              <text:p text:style-name="P55">https://research.cs.wisc.edu/techreports/1970/TR88.pdf</text:p>
            </text:list-item>
          </text:list>
        </text:list-item>
        <text:list-item>
          <text:p text:style-name="P57">Algorithme :</text:p>
          <text:list>
            <text:list-item>
              <text:p text:style-name="P56"><text:a xlink:type="simple" xlink:href="https://festival-solver.site/" text:style-name="Internet_20_link" text:visited-style-name="Visited_20_Internet_20_Link"><text:span text:style-name="T27">https://festival-solver.site/</text:span></text:a></text:p>
            </text:list-item>
          </text:list>
        </text:list-item>
        <text:list-item>
          <text:p text:style-name="P67"><text:span text:style-name="T15">Statistiques, </text:span><text:span text:style-name="T19">deadlocks </text:span><text:span text:style-name="T21">:</text:span></text:p>
          <text:list>
            <text:list-item>
              <text:p text:style-name="P55">http://sokobano.de/wiki/index.php?title=Main_Page</text:p>
            </text:list-item>
          </text:list>
        </text:list-item>
        <text:list-item>
          <text:p text:style-name="P66"><text:span text:style-name="T14">A</text:span><text:span text:style-name="T15">utre</text:span><text:span text:style-name="T23">s</text:span><text:span text:style-name="T15"> :</text:span></text:p>
          <text:list>
            <text:list-item>
              <text:p text:style-name="P68"><text:span text:style-name="T15">En japonais… : </text:span><text:a xlink:type="simple" xlink:href="https://computerpuzzle.net/english/sokoban/ver731/index.html" text:style-name="Internet_20_link" text:visited-style-name="Visited_20_Internet_20_Link"><text:span text:style-name="T20">https://computerpuzzle.net/english/sokoban/ver731/index.html</text:span></text:a></text:p>
            </text:list-item>
            <text:list-item>
              <text:p text:style-name="P68"><text:span text:style-name="T15">JSoko : </text:span><text:a xlink:type="simple" xlink:href="https://www.sokoban-online.de/" text:style-name="Internet_20_link" text:visited-style-name="Visited_20_Internet_20_Link"><text:span text:style-name="T20">https://www.sokoban-online.de/</text:span></text:a></text:p>
            </text:list-item>
            <text:list-item>
              <text:p text:style-name="P67"><text:span text:style-name="T15">Des niveaux: <text:s/></text:span><text:a xlink:type="simple" xlink:href="https://sokoban.info/" text:style-name="Internet_20_link" text:visited-style-name="Visited_20_Internet_20_Link"><text:span text:style-name="T20">https://sokoban.info/</text:span></text:a></text:p>
            </text:list-item>
            <text:list-item>
              <text:p text:style-name="P56"><text:a xlink:type="simple" xlink:href="https://fr.wikipedia.org/wiki/Sokoban" text:style-name="Internet_20_link" text:visited-style-name="Visited_20_Internet_20_Link"><text:span text:style-name="T27">https://fr.wikipedia.org/wiki/Sokoban</text:span></text:a></text:p>
            </text:list-item>
          </text:list>
        </text:list-item>
      </text:list>
      <text:p text:style-name="P15"/>
      <text:p text:style-name="P11">→ Plan d’attaque :</text:p>
      <text:list text:style-name="L5">
        <text:list-item>
          <text:p text:style-name="P45">Implémentation du cadre (langage retenu : Java)</text:p>
          <text:list>
            <text:list-item>
              <text:p text:style-name="P45">interface (console) : affichage du jeu, des statistiques</text:p>
            </text:list-item>
            <text:list-item>
              <text:p text:style-name="P45">représentation informatique des paramètres du jeu : carte, état (position joueur / caisses)</text:p>
            </text:list-item>
          </text:list>
        </text:list-item>
        <text:list-item>
          <text:p text:style-name="P45">Implémentation naïve de la résolution (force brute) :</text:p>
          <text:list>
            <text:list-item>
              <text:p text:style-name="P45">Parcours en longueur, en largeur</text:p>
            </text:list-item>
          </text:list>
        </text:list-item>
        <text:list-item>
          <text:p text:style-name="P45"><text:span text:style-name="T33">O</text:span>ptimisation<text:span text:style-name="T32">s</text:span> de l’implémentation naïve :</text:p>
          <text:list>
            <text:list-item>
              <text:p text:style-name="P45">Pré-calcul sur la carte <text:span text:style-name="T32">(détection des </text:span><text:span text:style-name="T29">dead positions</text:span><text:span text:style-name="T31">)</text:span></text:p>
            </text:list-item>
            <text:list-item>
              <text:p text:style-name="P46"><text:span text:style-name="T30">Détection des </text:span><text:span text:style-name="T28">deadlocks</text:span></text:p>
            </text:list-item>
            <text:list-item>
              <text:p text:style-name="P58">Résoudre le niveau « à l’envers », en tirant les caisses des objectifs vers les positions initiales</text:p>
            </text:list-item>
            <text:list-item>
              <text:p text:style-name="P47"><text:span text:style-name="T30">Détection de parties de carte ayant des propriétés particulières (</text:span><text:span text:style-name="T28">tunnels, rooms, goal-packing room </text:span><text:span text:style-name="T30">etc.)</text:span></text:p>
            </text:list-item>
          </text:list>
        </text:list-item>
        <text:list-item>
          <text:p text:style-name="P59">Implémentation de l’algorithme F.E.S.S (FEature Space Search)</text:p>
        </text:list-item>
      </text:list>
      <text:p text:style-name="P16"/>
      <text:p text:style-name="P20">→ Apport personnel :</text:p>
      <text:list text:style-name="L6">
        <text:list-item>
          <text:p text:style-name="P60">Utilisation du langage Java</text:p>
        </text:list-item>
        <text:list-item>
          <text:p text:style-name="P60">Implémentation d’un cadre de jeu (interface du jeu, stats)</text:p>
        </text:list-item>
        <text:list-item>
          <text:p text:style-name="P60"><text:soft-page-break/>Implémentation d’algorithmes de résolution</text:p>
        </text:list-item>
      </text:list>
      <text:p text:style-name="P62"/>
      <text:p text:style-name="P62"/>
      <text:p text:style-name="P63"/>
      <text:p text:style-name="P61">Séance du 19/10/2022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5"/>
          </table:table-cell>
          <table:table-cell table:style-name="Table2.B1" office:value-type="string">
            <text:p text:style-name="P35">Axel</text:p>
          </table:table-cell>
          <table:table-cell table:style-name="Table2.C1" office:value-type="string">
            <text:p text:style-name="P35">Valentin</text:p>
          </table:table-cell>
        </table:table-row>
        <table:table-row table:style-name="Table2.2">
          <table:table-cell table:style-name="Table2.A2" office:value-type="string">
            <text:p text:style-name="P36">Diapo</text:p>
          </table:table-cell>
          <table:table-cell table:style-name="Table2.B2" office:value-type="string">
            <text:p text:style-name="P28">- <text:span text:style-name="T44">reformuler en schéma</text:span></text:p>
          </table:table-cell>
          <table:table-cell table:style-name="Table2.C2" office:value-type="string">
            <text:p text:style-name="P69">- <text:span text:style-name="T44">style</text:span></text:p>
            <text:p text:style-name="P70">- <text:span text:style-name="T44">reformuler en schéma</text:span></text:p>
            <text:p text:style-name="P70"/>
          </table:table-cell>
        </table:table-row>
        <table:table-row table:style-name="Table2.3">
          <table:table-cell table:style-name="Table2.A2" office:value-type="string">
            <text:p text:style-name="P36">Documents</text:p>
          </table:table-cell>
          <table:table-cell table:style-name="Table2.B3" office:value-type="string">
            <text:p text:style-name="P29"/>
          </table:table-cell>
          <table:table-cell table:style-name="Table2.C3" office:value-type="string">
            <text:p text:style-name="P30"><text:span text:style-name="T40"/></text:p>
          </table:table-cell>
        </table:table-row>
        <table:table-row table:style-name="Table2.4">
          <table:table-cell table:style-name="Table2.A2" office:value-type="string">
            <text:p text:style-name="P36">Code</text:p>
          </table:table-cell>
          <table:table-cell table:style-name="Table2.B4" office:value-type="string">
            <text:p text:style-name="P71">Documenter, cf fr.valax.sokoshell.solver.package-info.java</text:p>
          </table:table-cell>
          <table:table-cell table:style-name="Table2.C4" office:value-type="string">
            <text:p text:style-name="P71">SolverStatus → String </text:p>
          </table:table-cell>
        </table:table-row>
      </table:table>
      <text:p text:style-name="P17"/>
      <text:p text:style-name="P18">Rooms, <text:span text:style-name="T43">tunnels, chambers </text:span>=&gt; macro <text:span text:style-name="T43">moves (tunnel/goal moves)</text:span></text:p>
      <text:p text:style-name="P19">zone, barrier, corral</text:p>
      <text:p text:style-name="P19">goal packing order</text:p>
      <text:p text:style-name="P19"/>
      <text:p text:style-name="P19">pi corral pruning (deadlock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1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2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6P0"/>
    </number:currency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7:14:59.469048983</meta:creation-date>
    <dc:date>2022-11-17T17:09:29.698437997</dc:date>
    <meta:editing-duration>PT7H38M30S</meta:editing-duration>
    <meta:editing-cycles>78</meta:editing-cycles>
    <meta:generator>LibreOffice/7.4.2.3$Linux_X86_64 LibreOffice_project/382eef1f22670f7f4118c8c2dd222ec7ad009daf</meta:generator>
    <meta:document-statistic meta:table-count="2" meta:image-count="0" meta:object-count="0" meta:page-count="6" meta:paragraph-count="123" meta:word-count="659" meta:character-count="4723" meta:non-whitespace-character-count="4252"/>
  </office:meta>
</office:document-meta>
</file>